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table:style-name="ce3" office:value-type="float" office:value="244.7" calcext:value-type="float">
            <text:p>244.70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3.0267753201397" calcext:value-type="float">
            <text:p>43.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3:.G13])" office:value-type="float" office:value="21.2781805541762" calcext:value-type="float">
            <text:p>21.28</text:p>
          </table:table-cell>
          <table:table-cell table:style-name="ce3" table:formula="of:=MAX([.H3:.H13])" office:value-type="float" office:value="39.412037037037" calcext:value-type="float">
            <text:p>39.41</text:p>
          </table:table-cell>
          <table:table-cell table:style-name="ce3" table:formula="of:=MAX([.I3:.I13])" office:value-type="float" office:value="46.5292750201751" calcext:value-type="float">
            <text:p>46.5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3:.G13])" office:value-type="float" office:value="6.95838453257359" calcext:value-type="float">
            <text:p>6.96</text:p>
          </table:table-cell>
          <table:table-cell table:style-name="ce3" table:formula="of:=MIN([.H3:.H13])" office:value-type="float" office:value="10.5968834614674" calcext:value-type="float">
            <text:p>10.60</text:p>
          </table:table-cell>
          <table:table-cell table:style-name="ce3" table:formula="of:=MIN([.I3:.I13])" office:value-type="float" office:value="21.6363458422592" calcext:value-type="float">
            <text:p>21.64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12" calcext:value-type="float">
            <text:p>12</text:p>
          </table:table-cell>
          <table:table-cell table:style-name="ce1" table:formula="of:=([.$B17]-[.C17])/[.$B17]*100" office:value-type="float" office:value="12.7160821588959" calcext:value-type="float">
            <text:p>12.716</text:p>
          </table:table-cell>
          <table:table-cell table:style-name="ce1" table:formula="of:=([.$B17]-[.D17])/[.$B17]*100" office:value-type="float" office:value="27.6592641895353" calcext:value-type="float">
            <text:p>27.659</text:p>
          </table:table-cell>
          <table:table-cell table:style-name="ce1" table:formula="of:=([.$B17]-[.E17])/[.$B17]*100" office:value-type="float" office:value="25.3641098892059" calcext:value-type="float">
            <text:p>25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13" calcext:value-type="float">
            <text:p>13</text:p>
          </table:table-cell>
          <table:table-cell table:style-name="ce1" table:formula="of:=([.$B18]-[.C18])/[.$B18]*100" office:value-type="float" office:value="12.5637966723024" calcext:value-type="float">
            <text:p>12.564</text:p>
          </table:table-cell>
          <table:table-cell table:style-name="ce1" table:formula="of:=([.$B18]-[.D18])/[.$B18]*100" office:value-type="float" office:value="18.7471360626985" calcext:value-type="float">
            <text:p>18.747</text:p>
          </table:table-cell>
          <table:table-cell table:style-name="ce1" table:formula="of:=([.$B18]-[.E18])/[.$B18]*100" office:value-type="float" office:value="20.2794412754594" calcext:value-type="float">
            <text:p>20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4" calcext:value-type="float">
            <text:p>14</text:p>
          </table:table-cell>
          <table:table-cell table:style-name="ce1" table:formula="of:=([.$B19]-[.C19])/[.$B19]*100" office:value-type="float" office:value="7.21413459491631" calcext:value-type="float">
            <text:p>7.214</text:p>
          </table:table-cell>
          <table:table-cell table:style-name="ce1" table:formula="of:=([.$B19]-[.D19])/[.$B19]*100" office:value-type="float" office:value="29.5264285124703" calcext:value-type="float">
            <text:p>29.526</text:p>
          </table:table-cell>
          <table:table-cell table:style-name="ce1" table:formula="of:=([.$B19]-[.E19])/[.$B19]*100" office:value-type="float" office:value="27.5667174949063" calcext:value-type="float">
            <text:p>27.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15" calcext:value-type="float">
            <text:p>15</text:p>
          </table:table-cell>
          <table:table-cell table:style-name="ce1" table:formula="of:=([.$B20]-[.C20])/[.$B20]*100" office:value-type="float" office:value="11.0442650484911" calcext:value-type="float">
            <text:p>11.044</text:p>
          </table:table-cell>
          <table:table-cell table:style-name="ce1" table:formula="of:=([.$B20]-[.D20])/[.$B20]*100" office:value-type="float" office:value="17.8445034404291" calcext:value-type="float">
            <text:p>17.845</text:p>
          </table:table-cell>
          <table:table-cell table:style-name="ce1" table:formula="of:=([.$B20]-[.E20])/[.$B20]*100" office:value-type="float" office:value="1.36165140597063" calcext:value-type="float">
            <text:p>1.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16" calcext:value-type="float">
            <text:p>16</text:p>
          </table:table-cell>
          <table:table-cell table:style-name="ce1" table:formula="of:=([.$B21]-[.C21])/[.$B21]*100" office:value-type="float" office:value="11.9619784617876" calcext:value-type="float">
            <text:p>11.962</text:p>
          </table:table-cell>
          <table:table-cell table:style-name="ce1" table:formula="of:=([.$B21]-[.D21])/[.$B21]*100" office:value-type="float" office:value="22.3594868769592" calcext:value-type="float">
            <text:p>22.359</text:p>
          </table:table-cell>
          <table:table-cell table:style-name="ce1" table:formula="of:=([.$B21]-[.E21])/[.$B21]*100" office:value-type="float" office:value="6.94642051566784" calcext:value-type="float">
            <text:p>6.9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17:.G21])" office:value-type="float" office:value="12.7160821588959" calcext:value-type="float">
            <text:p>12.716</text:p>
          </table:table-cell>
          <table:table-cell table:style-name="ce1" table:formula="of:=MAX([.H17:.H21])" office:value-type="float" office:value="29.5264285124703" calcext:value-type="float">
            <text:p>29.526</text:p>
          </table:table-cell>
          <table:table-cell table:style-name="ce1" table:formula="of:=MAX([.I17:.I21])" office:value-type="float" office:value="27.5667174949063" calcext:value-type="float">
            <text:p>27.5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17:.G21])" office:value-type="float" office:value="7.21413459491631" calcext:value-type="float">
            <text:p>7.214</text:p>
          </table:table-cell>
          <table:table-cell table:style-name="ce1" table:formula="of:=MIN([.H17:.H21])" office:value-type="float" office:value="17.8445034404291" calcext:value-type="float">
            <text:p>17.845</text:p>
          </table:table-cell>
          <table:table-cell table:style-name="ce1" table:formula="of:=MIN([.I17:.I21])" office:value-type="float" office:value="1.36165140597063" calcext:value-type="float">
            <text:p>1.362</text:p>
          </table:table-cell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26:.G36])" office:value-type="float" office:value="29.6295675775294" calcext:value-type="float">
            <text:p>29.63</text:p>
          </table:table-cell>
          <table:table-cell table:style-name="ce3" table:formula="of:=MAX([.H26:.H36])" office:value-type="float" office:value="43.0454016298021" calcext:value-type="float">
            <text:p>43.05</text:p>
          </table:table-cell>
          <table:table-cell table:style-name="ce3" table:formula="of:=MAX([.I26:.I36])" office:value-type="float" office:value="52.6868451688009" calcext:value-type="float">
            <text:p>52.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26:.G36])" office:value-type="float" office:value="4.35677530017152" calcext:value-type="float">
            <text:p>4.36</text:p>
          </table:table-cell>
          <table:table-cell table:style-name="ce3" table:formula="of:=MIN([.H26:.H36])" office:value-type="float" office:value="21.0852508736072" calcext:value-type="float">
            <text:p>21.09</text:p>
          </table:table-cell>
          <table:table-cell table:style-name="ce3" table:formula="of:=MIN([.I26:.I36])" office:value-type="float" office:value="29.174084086064" calcext:value-type="float">
            <text:p>29.17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2" calcext:value-type="float">
            <text:p>12</text:p>
          </table:table-cell>
          <table:table-cell table:style-name="ce1" table:formula="of:=([.$B40]-[.C40])/[.$B40]*100" office:value-type="float" office:value="17.7870004633156" calcext:value-type="float">
            <text:p>17.787</text:p>
          </table:table-cell>
          <table:table-cell table:style-name="ce1" table:formula="of:=([.$B40]-[.D40])/[.$B40]*100" office:value-type="float" office:value="29.0479256810347" calcext:value-type="float">
            <text:p>29.048</text:p>
          </table:table-cell>
          <table:table-cell table:style-name="ce1" table:formula="of:=([.$B40]-[.E40])/[.$B40]*100" office:value-type="float" office:value="30.1017723785367" calcext:value-type="float">
            <text:p>30.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3" calcext:value-type="float">
            <text:p>13</text:p>
          </table:table-cell>
          <table:table-cell table:style-name="ce1" table:formula="of:=([.$B41]-[.C41])/[.$B41]*100" office:value-type="float" office:value="14.1944924837036" calcext:value-type="float">
            <text:p>14.194</text:p>
          </table:table-cell>
          <table:table-cell table:style-name="ce1" table:formula="of:=([.$B41]-[.D41])/[.$B41]*100" office:value-type="float" office:value="21.9435945190901" calcext:value-type="float">
            <text:p>21.944</text:p>
          </table:table-cell>
          <table:table-cell table:style-name="ce1" table:formula="of:=([.$B41]-[.E41])/[.$B41]*100" office:value-type="float" office:value="24.076676200612" calcext:value-type="float">
            <text:p>24.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4" calcext:value-type="float">
            <text:p>14</text:p>
          </table:table-cell>
          <table:table-cell table:style-name="ce1" table:formula="of:=([.$B42]-[.C42])/[.$B42]*100" office:value-type="float" office:value="13.5310817515297" calcext:value-type="float">
            <text:p>13.531</text:p>
          </table:table-cell>
          <table:table-cell table:style-name="ce1" table:formula="of:=([.$B42]-[.D42])/[.$B42]*100" office:value-type="float" office:value="26.5821098473016" calcext:value-type="float">
            <text:p>26.582</text:p>
          </table:table-cell>
          <table:table-cell table:style-name="ce1" table:formula="of:=([.$B42]-[.E42])/[.$B42]*100" office:value-type="float" office:value="29.8115617133092" calcext:value-type="float">
            <text:p>29.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15" calcext:value-type="float">
            <text:p>15</text:p>
          </table:table-cell>
          <table:table-cell table:style-name="ce1" table:formula="of:=([.$B43]-[.C43])/[.$B43]*100" office:value-type="float" office:value="9.96404533231786" calcext:value-type="float">
            <text:p>9.964</text:p>
          </table:table-cell>
          <table:table-cell table:style-name="ce1" table:formula="of:=([.$B43]-[.D43])/[.$B43]*100" office:value-type="float" office:value="16.0740026025666" calcext:value-type="float">
            <text:p>16.074</text:p>
          </table:table-cell>
          <table:table-cell table:style-name="ce1" table:formula="of:=([.$B43]-[.E43])/[.$B43]*100" office:value-type="float" office:value="-2.59438976354957" calcext:value-type="float">
            <text:p>-2.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16" calcext:value-type="float">
            <text:p>16</text:p>
          </table:table-cell>
          <table:table-cell table:style-name="ce1" table:formula="of:=([.$B44]-[.C44])/[.$B44]*100" office:value-type="float" office:value="12.6907406546762" calcext:value-type="float">
            <text:p>12.691</text:p>
          </table:table-cell>
          <table:table-cell table:style-name="ce1" table:formula="of:=([.$B44]-[.D44])/[.$B44]*100" office:value-type="float" office:value="22.3937661693854" calcext:value-type="float">
            <text:p>22.394</text:p>
          </table:table-cell>
          <table:table-cell table:style-name="ce1" table:formula="of:=([.$B44]-[.E44])/[.$B44]*100" office:value-type="float" office:value="4.94089944385061" calcext:value-type="float">
            <text:p>4.9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40:.G44])" office:value-type="float" office:value="17.7870004633156" calcext:value-type="float">
            <text:p>17.787</text:p>
          </table:table-cell>
          <table:table-cell table:style-name="ce1" table:formula="of:=MAX([.H40:.H44])" office:value-type="float" office:value="29.0479256810347" calcext:value-type="float">
            <text:p>29.048</text:p>
          </table:table-cell>
          <table:table-cell table:style-name="ce1" table:formula="of:=MAX([.I40:.I44])" office:value-type="float" office:value="30.1017723785367" calcext:value-type="float">
            <text:p>30.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40:.G44])" office:value-type="float" office:value="9.96404533231786" calcext:value-type="float">
            <text:p>9.964</text:p>
          </table:table-cell>
          <table:table-cell table:style-name="ce1" table:formula="of:=MIN([.H40:.H44])" office:value-type="float" office:value="16.0740026025666" calcext:value-type="float">
            <text:p>16.074</text:p>
          </table:table-cell>
          <table:table-cell table:style-name="ce1" table:formula="of:=MIN([.I40:.I44])" office:value-type="float" office:value="-2.59438976354957" calcext:value-type="float">
            <text:p>-2.594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table:style-name="ce3" office:value-type="float" office:value="181.59" calcext:value-type="float">
            <text:p>181.59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7.7889591719379" calcext:value-type="float">
            <text:p>47.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50:.G60])" office:value-type="float" office:value="28.6358099878197" calcext:value-type="float">
            <text:p>28.64</text:p>
          </table:table-cell>
          <table:table-cell table:style-name="ce3" table:formula="of:=MAX([.H50:.H60])" office:value-type="float" office:value="41.3373934226553" calcext:value-type="float">
            <text:p>41.34</text:p>
          </table:table-cell>
          <table:table-cell table:style-name="ce3" table:formula="of:=MAX([.I50:.I60])" office:value-type="float" office:value="52.4116930572473" calcext:value-type="float">
            <text:p>52.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50:.G60])" office:value-type="float" office:value="12.380241001661" calcext:value-type="float">
            <text:p>12.38</text:p>
          </table:table-cell>
          <table:table-cell table:style-name="ce3" table:formula="of:=MIN([.H50:.H60])" office:value-type="float" office:value="21.4201259754498" calcext:value-type="float">
            <text:p>21.42</text:p>
          </table:table-cell>
          <table:table-cell table:style-name="ce3" table:formula="of:=MIN([.I50:.I60])" office:value-type="float" office:value="32.7095512160925" calcext:value-type="float">
            <text:p>32.71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 office:value-type="float" office:value="12" calcext:value-type="float">
            <text:p>12</text:p>
          </table:table-cell>
          <table:table-cell table:style-name="ce1" table:formula="of:=([.$B64]-[.C64])/[.$B64]*100" office:value-type="float" office:value="20.8887496818903" calcext:value-type="float">
            <text:p>20.889</text:p>
          </table:table-cell>
          <table:table-cell table:style-name="ce1" table:formula="of:=([.$B64]-[.D64])/[.$B64]*100" office:value-type="float" office:value="31.5776285652761" calcext:value-type="float">
            <text:p>31.578</text:p>
          </table:table-cell>
          <table:table-cell table:style-name="ce1" table:formula="of:=([.$B64]-[.E64])/[.$B64]*100" office:value-type="float" office:value="32.5411585067439" calcext:value-type="float">
            <text:p>3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3" calcext:value-type="float">
            <text:p>13</text:p>
          </table:table-cell>
          <table:table-cell table:style-name="ce1" table:formula="of:=([.$B65]-[.C65])/[.$B65]*100" office:value-type="float" office:value="19.163396353441" calcext:value-type="float">
            <text:p>19.163</text:p>
          </table:table-cell>
          <table:table-cell table:style-name="ce1" table:formula="of:=([.$B65]-[.D65])/[.$B65]*100" office:value-type="float" office:value="25.6874049265618" calcext:value-type="float">
            <text:p>25.687</text:p>
          </table:table-cell>
          <table:table-cell table:style-name="ce1" table:formula="of:=([.$B65]-[.E65])/[.$B65]*100" office:value-type="float" office:value="25.3022110300102" calcext:value-type="float">
            <text:p>25.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" calcext:value-type="float">
            <text:p>14</text:p>
          </table:table-cell>
          <table:table-cell table:style-name="ce1" table:formula="of:=([.$B66]-[.C66])/[.$B66]*100" office:value-type="float" office:value="16.440481368711" calcext:value-type="float">
            <text:p>16.440</text:p>
          </table:table-cell>
          <table:table-cell table:style-name="ce1" table:formula="of:=([.$B66]-[.D66])/[.$B66]*100" office:value-type="float" office:value="29.4263206224929" calcext:value-type="float">
            <text:p>29.426</text:p>
          </table:table-cell>
          <table:table-cell table:style-name="ce1" table:formula="of:=([.$B66]-[.E66])/[.$B66]*100" office:value-type="float" office:value="30.4533371997487" calcext:value-type="float">
            <text:p>30.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15" calcext:value-type="float">
            <text:p>15</text:p>
          </table:table-cell>
          <table:table-cell table:style-name="ce1" table:formula="of:=([.$B67]-[.C67])/[.$B67]*100" office:value-type="float" office:value="12.3619887753227" calcext:value-type="float">
            <text:p>12.362</text:p>
          </table:table-cell>
          <table:table-cell table:style-name="ce1" table:formula="of:=([.$B67]-[.D67])/[.$B67]*100" office:value-type="float" office:value="20.0654066000349" calcext:value-type="float">
            <text:p>20.065</text:p>
          </table:table-cell>
          <table:table-cell table:style-name="ce1" table:formula="of:=([.$B67]-[.E67])/[.$B67]*100" office:value-type="float" office:value="-0.138776971975991" calcext:value-type="float">
            <text:p>-0.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16" calcext:value-type="float">
            <text:p>16</text:p>
          </table:table-cell>
          <table:table-cell table:style-name="ce1" table:formula="of:=([.$B68]-[.C68])/[.$B68]*100" office:value-type="float" office:value="11.465496158476" calcext:value-type="float">
            <text:p>11.465</text:p>
          </table:table-cell>
          <table:table-cell table:style-name="ce1" table:formula="of:=([.$B68]-[.D68])/[.$B68]*100" office:value-type="float" office:value="22.6823016747711" calcext:value-type="float">
            <text:p>22.682</text:p>
          </table:table-cell>
          <table:table-cell table:style-name="ce1" table:formula="of:=([.$B68]-[.E68])/[.$B68]*100" office:value-type="float" office:value="4.90235001540421" calcext:value-type="float">
            <text:p>4.9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64:.G68])" office:value-type="float" office:value="20.8887496818903" calcext:value-type="float">
            <text:p>20.889</text:p>
          </table:table-cell>
          <table:table-cell table:style-name="ce1" table:formula="of:=MAX([.H64:.H68])" office:value-type="float" office:value="31.5776285652761" calcext:value-type="float">
            <text:p>31.578</text:p>
          </table:table-cell>
          <table:table-cell table:style-name="ce1" table:formula="of:=MAX([.I64:.I68])" office:value-type="float" office:value="32.5411585067439" calcext:value-type="float">
            <text:p>32.5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64:.G68])" office:value-type="float" office:value="11.465496158476" calcext:value-type="float">
            <text:p>11.465</text:p>
          </table:table-cell>
          <table:table-cell table:style-name="ce1" table:formula="of:=MIN([.H64:.H68])" office:value-type="float" office:value="20.0654066000349" calcext:value-type="float">
            <text:p>20.065</text:p>
          </table:table-cell>
          <table:table-cell table:style-name="ce1" table:formula="of:=MIN([.I64:.I68])" office:value-type="float" office:value="-0.138776971975991" calcext:value-type="float">
            <text:p>-0.139</text:p>
          </table:table-cell>
        </table:table-row>
        <table:table-row table:style-name="ro1">
          <table:table-cell table:number-columns-repeated="8"/>
          <table:table-cell>
            <draw:frame draw:z-index="6" draw:style-name="gr1" draw:text-style-name="P1" svg:width="6in" svg:height="3.5in" svg:x="0.0882in" svg:y="0.0004in">
              <draw:object draw:notify-on-update-of-ranges="Sheet1.G2:Sheet1.G2 Sheet1.G3:Sheet1.G13 Sheet1.H2:Sheet1.H2 Sheet1.H3:Sheet1.H13 Sheet1.I2:Sheet1.I2 Sheet1.I3:Sheet1.I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7" draw:style-name="gr1" draw:text-style-name="P1" svg:width="6in" svg:height="3.5in" svg:x="0.1567in" svg:y="0.0075in">
              <draw:object draw:notify-on-update-of-ranges="Sheet1.G25:Sheet1.G25 Sheet1.G26:Sheet1.G36 Sheet1.H25:Sheet1.H25 Sheet1.H26:Sheet1.H36 Sheet1.I25:Sheet1.I25 Sheet1.I26:Sheet1.I3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8" draw:style-name="gr1" draw:text-style-name="P1" svg:width="6in" svg:height="3.5in" svg:x="0.1402in" svg:y="0.0295in">
              <draw:object draw:notify-on-update-of-ranges="Sheet1.G49:Sheet1.G49 Sheet1.G50:Sheet1.G60 Sheet1.H49:Sheet1.H49 Sheet1.H50:Sheet1.H60 Sheet1.I49:Sheet1.I49 Sheet1.I50:Sheet1.I6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6:Sheet1.G16 Sheet1.G17:Sheet1.G21 Sheet1.H16:Sheet1.H16 Sheet1.H17:Sheet1.H21 Sheet1.I16:Sheet1.I16 Sheet1.I17:Sheet1.I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draw:z-index="9" draw:style-name="gr1" draw:text-style-name="P1" svg:width="6in" svg:height="3.5in" svg:x="0.1567in" svg:y="0.0217in">
              <draw:object draw:notify-on-update-of-ranges="Sheet1.F17:Sheet1.F21 Sheet1.G16:Sheet1.G16 Sheet1.G17:Sheet1.G21 Sheet1.H16:Sheet1.H16 Sheet1.H17:Sheet1.H21 Sheet1.I16:Sheet1.I16 Sheet1.I17:Sheet1.I2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9:Sheet1.G39 Sheet1.G40:Sheet1.G44 Sheet1.H39:Sheet1.H39 Sheet1.H40:Sheet1.H44 Sheet1.I39:Sheet1.I39 Sheet1.I40:Sheet1.I4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>
            <draw:frame draw:z-index="10" draw:style-name="gr1" draw:text-style-name="P1" svg:width="6in" svg:height="3.5in" svg:x="0.126in" svg:y="0.015in">
              <draw:object draw:notify-on-update-of-ranges="Sheet1.F40:Sheet1.F44 Sheet1.G39:Sheet1.G39 Sheet1.G40:Sheet1.G44 Sheet1.H39:Sheet1.H39 Sheet1.H40:Sheet1.H44 Sheet1.I39:Sheet1.I39 Sheet1.I40:Sheet1.I4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3:Sheet1.G63 Sheet1.G64:Sheet1.G68 Sheet1.H63:Sheet1.H63 Sheet1.H64:Sheet1.H68 Sheet1.I63:Sheet1.I63 Sheet1.I64:Sheet1.I6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>
            <draw:frame draw:z-index="11" draw:style-name="gr1" draw:text-style-name="P1" svg:width="6in" svg:height="3.5in" svg:x="0.0953in" svg:y="0.0217in">
              <draw:object draw:notify-on-update-of-ranges="Sheet1.F64:Sheet1.F68 Sheet1.G63:Sheet1.G63 Sheet1.G64:Sheet1.G68 Sheet1.H63:Sheet1.H63 Sheet1.H64:Sheet1.H68 Sheet1.I63:Sheet1.I63 Sheet1.I64:Sheet1.I6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8:50:23.025197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9-06T19:12:30.588915616</dc:date>
    <meta:editing-duration>PT4H57M40S</meta:editing-duration>
    <meta:editing-cycles>70</meta:editing-cycles>
    <meta:print-date>2024-09-02T13:41:16.434208027</meta:print-date>
    <meta:printed-by>PDF files</meta:printed-by>
    <meta:document-statistic meta:table-count="1" meta:cell-count="492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3.0267753201397">
                <text:p>43.0267753201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16:Sheet1.I21" chart:data-source-has-labels="both" svg:x="1.263cm" svg:y="0.881cm" svg:width="13.674cm" svg:height="6.904cm">
          <chart:coordinate-region svg:x="1.858cm" svg:y="1.054cm" svg:width="13.079cm" svg:height="6.163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17:Sheet1.F21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17:Sheet1.F21</svg:desc>
                </draw:g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39:Sheet1.I44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40:Sheet1.F44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40:Sheet1.F44</svg:desc>
                </draw:g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63:Sheet1.I68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64:Sheet1.F68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64:Sheet1.F68</svg:desc>
                </draw:g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7.7889591719379">
                <text:p>47.788959171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6:Sheet1.I21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9:Sheet1.I44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3:Sheet1.I68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:Sheet1.I13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3.0267753201397">
                <text:p>43.0267753201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5:Sheet1.I36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49:Sheet1.I6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7.7889591719379">
                <text:p>47.788959171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